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30A0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3" table:default-cell-style-name="ce15"/>
        <table:table-column table:style-name="co3" table:number-columns-repeated="95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13">
            <text:p>Café des dresseurs</text:p>
          </table:table-cell>
          <table:table-cell office:value-type="string" table:style-name="ce14">
            <text:p>Saga Ariane</text:p>
          </table:table-cell>
          <table:table-cell table:number-columns-repeated="16380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 Bulbizarre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2 Herbizarre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3 Florizarre</text:p>
          </table:table-cell>
          <table:table-cell table:style-name="ce10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4 Salamèche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5 Reptincel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6 Dracaufeu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7 Carapuce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8 Carabaffe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9 Tortank</text:p>
          </table:table-cell>
          <table:table-cell table:style-name="ce6"/>
          <table:table-cell office:value-type="string" table:style-name="ce11">
            <text:p>T</text:p>
          </table:table-cell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0 Chenipan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11 Crisacier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12 Papillusion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3 Aspicot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4 Coconfort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5 Dardargnant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6 Roucool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7 Roucoops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8 Roucarnage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9 Rattata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20 Rattatac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1 Piafabec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22 Rapasdepic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3 Abo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24 Arbock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5 Pikatchu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1">
            <text:p>26 Raitchu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7 Sablette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28 Sablairau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9 Nidoran F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30 Nidornina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31 Nodoqueen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32 Nidoran M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33 Nidorino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34 Nidoking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35 Mélofée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36 Mélodelfe</text:p>
          </table:table-cell>
          <table:table-cell table:style-name="ce10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37 Goupix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38 Feunard</text:p>
          </table:table-cell>
          <table:table-cell table:style-name="ce10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39 Rondoudou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40 Grodoudou</text:p>
          </table:table-cell>
          <table:table-cell table:style-name="ce10"/>
          <table:table-cell office:value-type="string" table:style-name="ce11">
            <text:p>T</text:p>
          </table:table-cell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41 Nosferapti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42 Nosferalto</text:p>
          </table:table-cell>
          <table:table-cell table:style-name="ce6"/>
          <table:table-cell office:value-type="string" table:style-name="ce11">
            <text:p>T</text:p>
          </table:table-cell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43 Mystèrbe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44 Ortide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45 Raflessia</text:p>
          </table:table-cell>
          <table:table-cell table:style-name="ce10"/>
          <table:table-cell table:style-name="ce4"/>
          <table:table-cell office:value-type="string" table:style-name="ce16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46 Paras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47 Parasect</text:p>
          </table:table-cell>
          <table:table-cell table:style-name="ce6"/>
          <table:table-cell office:value-type="string" table:style-name="ce11">
            <text:p>T</text:p>
          </table:table-cell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48 Mimitos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49 Aéromite</text:p>
          </table:table-cell>
          <table:table-cell table:style-name="ce10"/>
          <table:table-cell office:value-type="string" table:style-name="ce11">
            <text:p>T</text:p>
          </table:table-cell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50 Taupiqueur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51 Triopiqueur</text:p>
          </table:table-cell>
          <table:table-cell table:style-name="ce10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52 Miaouss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4"/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54 Psykokwak</text:p>
          </table:table-cell>
          <table:table-cell table:style-name="ce6"/>
          <table:table-cell table:style-name="ce4"/>
          <table:table-cell table:style-name="ce15"/>
          <table:table-cell table:number-columns-repeated="16380"/>
        </table:table-row>
        <table:table-row table:style-name="ro1">
          <table:table-cell office:value-type="string" table:style-name="ce5">
            <text:p>55 Akwakwak</text:p>
          </table:table-cell>
          <table:table-cell table:style-name="ce6"/>
          <table:table-cell table:style-name="ce4"/>
          <table:table-cell office:value-type="string" table:style-name="ce16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56 Férossinge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57 Collosinge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58 Canninos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59 Arkanin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0 Ptitard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61 Têtarte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62 Tartard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63 Abra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64 Kadabra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65 Alakazam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66 Machoc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67 Machopeur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68 Mackogneur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69 Chetiflor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70 Bousiflor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71 Empiflor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2 Tentacool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8">
            <text:p>73 Tentacruel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74 Racailloux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75 Gravalanch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76 Grolem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77 Ponyta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78 Galopa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79 Ramoloss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80 Flagadoss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81 Magneti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82 magneton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83 Canartichaud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84 Doduo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85 Dodrio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86 Otaria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87 Lamantine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88 Tadmorv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89 Grostadmorv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0 Kokiyas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8">
            <text:p>91 Krustabri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92 Fantominus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93 Spectrum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1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95 Onix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96 Spoporifik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97 Hypnomade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98 Krabby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99 Kraboss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00 Voltorbe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01 Electrode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02 Noeunoeuf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03 Noadkoko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04 Oselait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05 Ossatueur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06 Kicklee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07 Tygnon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08 Exelangue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09 Smogo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10 Smogogo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11 Rinocorne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12 Rinoféros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13 Leveinard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14 Saquedeneu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1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6 Hypotrempe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1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8 Poissirène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8">
            <text:p>119 Poissoroy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0 Stary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8">
            <text:p>121 Staross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22 M.Mime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23 Insécateur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24 Lipoutou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1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26 Magmar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27 Scarabrute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1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9 Magicarpe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30 Leviator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32 Metamorph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33 Evoli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34 Aquali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35 Voltali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36 Pyroli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37 Porygon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8 Amonita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39 Amonistar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40 Kabuto</text:p>
          </table:table-cell>
          <table:table-cell table:style-name="ce6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41 Kabutops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6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147 Minidraco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48 Draco</text:p>
          </table:table-cell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149 Dracolosse</text:p>
          </table:table-cell>
          <table:table-cell table:style-name="ce10"/>
          <table:table-cell office:value-type="string" table:style-name="ce11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151 Mew</text:p>
          </table:table-cell>
          <table:table-cell table:number-columns-repeated="2" table:style-name="ce4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6-25T07:22:25Z</meta:creation-date>
    <dc:date>2022-06-25T10:26:21Z</dc:date>
    <meta:editing-duration>PT0S</meta:editing-duration>
  </office:meta>
</office:document-meta>
</file>